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Paragraph" style:list-style-name="WWNum1">
      <style:paragraph-properties fo:margin-left="0.5in" fo:margin-right="0in" fo:margin-top="0in" fo:margin-bottom="0in" fo:orphans="0" fo:widows="0" fo:text-indent="-0.5in" style:auto-text-indent="false">
        <style:tab-stops>
          <style:tab-stop style:position="1in"/>
        </style:tab-stops>
      </style:paragraph-properties>
      <style:text-properties fo:font-size="9pt" style:font-size-asian="9pt" style:font-size-complex="9pt"/>
    </style:style>
    <style:style style:name="P2" style:family="paragraph" style:parent-style-name="Standard">
      <style:paragraph-properties fo:margin-top="0in" fo:margin-bottom="0in" fo:orphans="0" fo:widows="0"/>
      <style:text-properties fo:font-size="9pt" style:font-size-asian="9pt" style:font-size-complex="9pt"/>
    </style:style>
    <style:style style:name="P3" style:family="paragraph" style:parent-style-name="Standard">
      <style:paragraph-properties fo:margin-left="0.5in" fo:margin-right="0in" fo:margin-top="0in" fo:margin-bottom="0in" fo:text-align="center" style:justify-single-word="false" fo:orphans="0" fo:widows="0" fo:text-indent="-0.5in" style:auto-text-indent="false"/>
      <style:text-properties fo:font-size="9pt" style:font-size-asian="9pt" style:font-size-complex="9pt"/>
    </style:style>
    <style:style style:name="P4" style:family="paragraph" style:parent-style-name="Standard">
      <style:paragraph-properties fo:margin-left="0.5in" fo:margin-right="0in" fo:margin-top="0in" fo:margin-bottom="0in" fo:text-align="center" style:justify-single-word="false" fo:orphans="0" fo:widows="0" fo:text-indent="-0.5in" style:auto-text-indent="false"/>
      <style:text-properties fo:font-size="9pt" fo:font-weight="bold" style:font-size-asian="9pt" style:font-weight-asian="bold" style:font-size-complex="9pt"/>
    </style:style>
    <style:style style:name="P5" style:family="paragraph" style:parent-style-name="Standard">
      <style:paragraph-properties fo:margin-left="0.5in" fo:margin-right="0in" fo:margin-top="0in" fo:margin-bottom="0in" fo:orphans="0" fo:widows="0" fo:text-indent="0in" style:auto-text-indent="false"/>
      <style:text-properties fo:font-size="9pt" style:font-size-asian="9pt" style:font-size-complex="9pt"/>
    </style:style>
    <style:style style:name="P6" style:family="paragraph" style:parent-style-name="Standard" style:master-page-name="Standard">
      <style:paragraph-properties fo:orphans="0" fo:widows="0" style:page-number="auto"/>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style>
    <style:style style:name="T4"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 ______________________________________</text:p>
      <text:p text:style-name="P3">CS 235 Midterm 1</text:p>
      <text:p text:style-name="P3">Version 1.3</text:p>
      <text:p text:style-name="P3">Instructors: <text:s/>K. Seamons and R. P. Burton</text:p>
      <text:p text:style-name="P3"/>
      <text:p text:style-name="P3">Oct 18-22 (Thursday through Monday)</text:p>
      <text:p text:style-name="P3">due in the Lab on Monday not later than 7:00 p.m.</text:p>
      <text:p text:style-name="P3"><text:s/>Penalty for submitting the midterm late:</text:p>
      <text:p text:style-name="P3">20 points per day (including the weekend), advancing at 7:01 p.m. each day</text:p>
      <text:p text:style-name="P3"/>
      <text:p text:style-name="P3">Open Book (your CS 142 course text and your CS 235 course text only), Open Notes (including your own Lab solutions)</text:p>
      <text:p text:style-name="P3">Open Secondary Storage Device: yours only</text:p>
      <text:p text:style-name="P3">Open Laptop: if you wish</text:p>
      <text:p text:style-name="P3">Open Course Website (and CS 235 course website) and C++ API, but no other Internet resources (such as non API resources on the C++ <text:bookmark text:name="_GoBack"/>website)</text:p>
      <text:p text:style-name="P3">Closed Neighbor (and everyone is thy neighbor)</text:p>
      <text:p text:style-name="P4"/>
      <text:p text:style-name="P3"><text:span text:style-name="T4">*Instructions*</text:span></text:p>
      <text:p text:style-name="P3">(Please read carefully)</text:p>
      <text:list xml:id="list657455891" text:style-name="WWNum1">
        <text:list-item>
          <text:p text:style-name="P1">This midterm consists of a C++ programming problem with optional extra credit. <text:s/>Read and understand the statement of the problem completely before beginning to design, code, and test. <text:s text:c="2"/>As part of your design, consider the test cases that will establish the correctness of your solution. <text:s/>Test your solution thoroughly before submitting it.</text:p>
        </text:list-item>
        <text:list-item>
          <text:p text:style-name="P1">Produce a solution, which consists of your C++ code, with a comment at the beginning of each file (both .h and.cpp) which includes your name, your student ID number, and “CS 235 Fall 2012 Midterm 1.” Upload your completed project by compressing the files and submitting through Gradebook with TA assistance. <text:s/>If a packet is not collected by a TA upon submission, you will not be graded and will therefore receive no credit on the exam. <text:s/>Attribute any code taken from or based on other sources (except for the course texts and the course websites). <text:s/>Attributed code copied from or based heavily on outside sources is worth half credit. Unattributed code copied from or based heavily on outside sources is worth no credit.</text:p>
        </text:list-item>
        <text:list-item>
          <text:p text:style-name="P1">Understanding the problem correctly is part of the examination. <text:s/>If something seems unclear, ask a CS 235 TA for clarification. You may pose questions to the CS 235 TAs at any time. <text:s/>However, the TAs generally are not permitted to answer questions related to design, C++ implementation, debugging, or testing.</text:p>
        </text:list-item>
        <text:list-item>
          <text:p text:style-name="P1">Prior to submitting your midterm, score it using the attached scoring sheet (this will help you maximize your points and will help us grade your exam accurately).</text:p>
        </text:list-item>
        <text:list-item>
          <text:p text:style-name="P1">When you are finished, go to the course website and follow the link labeled “Submit Exam” in the Exam Menu.</text:p>
        </text:list-item>
        <text:list-item>
          <text:p text:style-name="P1">Sign here to request that your midterm be graded and to certify that no unfair information related to the midterm has been received by you, either directly or indirectly, and that none will be conveyed by you. If we discover that you cheated or assisted someone in cheating, intentionally or unintentionally (including accidentally), your score for this exam may (and probably will) be rand() % 0.</text:p>
        </text:list-item>
      </text:list>
      <text:p text:style-name="P3"/>
      <text:p text:style-name="P5"><text:s/>We’re serious.</text:p>
      <text:p text:style-name="P5"/>
      <text:p text:style-name="P2"/>
      <text:p text:style-name="P2"/>
      <text:p text:style-name="P2"/>
      <text:p text:style-name="P2">____________________________________________<text:tab/> <text:s text:c="4"/>___________________, 2012</text:p>
      <text:p text:style-name="P2">(Signature)<text:tab/><text:tab/><text:tab/><text:tab/><text:tab/><text:tab/> <text:s text:c="4"/>(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alibri" style:font-name-asian="Calibri1" style:font-name-complex="Calibri1"/>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asian="SimSun" style:font-name-complex="Times New Roman"/>
    </style:style>
    <style:style style:name="ListLabel_20_2" style:display-name="ListLabel 2" style:family="tex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3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4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4.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5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5.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6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ginald</meta:initial-creator>
    <dc:creator>Ethan Estrada</dc:creator>
    <meta:editing-cycles>2</meta:editing-cycles>
    <meta:creation-date>2012-10-15T13:30:00</meta:creation-date>
    <dc:date>2012-10-19T16:54:25</dc:date>
    <meta:editing-duration>PT1S</meta:editing-duration>
    <meta:generator>LibreOffice/3.4$Unix LibreOffice_project/340m1$Build-602</meta:generator>
    <meta:document-statistic meta:table-count="0" meta:image-count="0" meta:object-count="0" meta:page-count="1" meta:paragraph-count="24" meta:word-count="469" meta:character-count="2877" meta:non-whitespace-character-count="24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